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0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20">
      <style:table-cell-properties fo:background-color="#ffff00"/>
    </style:style>
    <style:style style:name="ce5" style:family="table-cell" style:parent-style-name="Default" style:data-style-name="N119"/>
    <style:style style:name="ce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1.02mm" draw:marker-start-width="5.09mm" draw:marker-end-width="5.09mm" draw:fill="none" draw:textarea-horizontal-align="center" draw:textarea-vertical-align="middle" fo:padding-top="0.51mm" fo:padding-bottom="0.51mm" fo:padding-left="0.51mm" fo:padding-right="0.51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06-05" table:style-name="ta1">
        <table:shapes>
          <draw:frame draw:z-index="0" draw:style-name="gr1" draw:text-style-name="P1" svg:width="159.99mm" svg:height="89.99mm" svg:x="22.47mm" svg:y="61.56mm">
            <loext:p draw:notify-on-update-of-ranges="'06-05'.C4:'06-05'.C12 '06-05'.D3:'06-05'.D3 '06-05'.D4:'06-05'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3" calcext:value-type="float">
            <text:p>3,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5" calcext:value-type="float">
            <text:p>5,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5.4" calcext:value-type="float">
            <text:p>5,4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2.53086419753086" calcext:value-type="float">
            <text:p>2,53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02" calcext:value-type="float">
            <text:p>1902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9.2780487804878" calcext:value-type="float">
            <text:p>9,2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5628" calcext:value-type="float">
            <text:p>1562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8.21661409043113" calcext:value-type="float">
            <text:p>8,22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" table:style-name="ta1">
        <table:shapes>
          <draw:frame draw:z-index="0" draw:style-name="gr1" draw:text-style-name="P1" svg:width="159.99mm" svg:height="89.99mm" svg:x="22.47mm" svg:y="61.56mm">
            <loext:p draw:notify-on-update-of-ranges="'07-05'.C4:'07-05'.C12 '07-05'.D3:'07-05'.D3 '07-05'.D4:'07-05'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5" calcext:value-type="float">
            <text:p>5,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5.4" calcext:value-type="float">
            <text:p>5,4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1.7037037037037" calcext:value-type="float">
            <text:p>1,7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3" calcext:value-type="float">
            <text:p>3,0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5.36231884057971" calcext:value-type="float">
            <text:p>5,3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568" calcext:value-type="float">
            <text:p>456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6.17297297297297" calcext:value-type="float">
            <text:p>6,17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_RANDOM" table:style-name="ta1">
        <table:shapes>
          <draw:frame draw:z-index="0" draw:style-name="gr1" draw:text-style-name="P1" svg:width="159.99mm" svg:height="89.99mm" svg:x="22.47mm" svg:y="61.56mm">
            <loext:p draw:notify-on-update-of-ranges="'07-05_RANDOM'.C4:'07-05_RANDOM'.C12 '07-05_RANDOM'.D3:'07-05_RANDOM'.D3 '07-05_RANDOM'.D4:'07-05_RANDOM'.D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,4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2.2" calcext:value-type="float">
            <text:p>2,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.2" calcext:value-type="float">
            <text:p>12,2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2.77272727272727" calcext:value-type="float">
            <text:p>2,77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.7" calcext:value-type="float">
            <text:p>9,7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0.795081967213115" calcext:value-type="float">
            <text:p>0,8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2.3" calcext:value-type="float">
            <text:p>22,3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2.29896907216495" calcext:value-type="float">
            <text:p>2,3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3.85650224215247" calcext:value-type="float">
            <text:p>3,8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2.6046511627907" calcext:value-type="float">
            <text:p>2,6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07-05_CIRCLE" table:style-name="ta1">
        <table:shapes>
          <draw:frame draw:z-index="0" draw:style-name="gr1" draw:text-style-name="P1" svg:width="159.99mm" svg:height="89.99mm" svg:x="22.47mm" svg:y="61.56mm">
            <loext:p draw:notify-on-update-of-ranges="'07-05_CIRCLE'.C4:'07-05_CIRCLE'.C12 '07-05_CIRCLE'.D3:'07-05_CIRCLE'.D3 '07-05_CIRCLE'.D4:'07-05_CIRCLE'.D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2" calcext:value-type="float">
            <text:p>2,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4.5" calcext:value-type="float">
            <text:p>4,5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1" calcext:value-type="float">
            <text:p>6,1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3.38888888888889" calcext:value-type="float">
            <text:p>3,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0.6" calcext:value-type="float">
            <text:p>40,6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6.65573770491803" calcext:value-type="float">
            <text:p>6,6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46.5" calcext:value-type="float">
            <text:p>646,5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5.923645320197" calcext:value-type="float">
            <text:p>15,9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036.8" calcext:value-type="float">
            <text:p>4036,8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6.24408352668214" calcext:value-type="float">
            <text:p>6,2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RANDOM" table:style-name="ta1">
        <table:shapes>
          <draw:frame draw:z-index="0" draw:style-name="gr1" draw:text-style-name="P1" svg:width="159.99mm" svg:height="89.99mm" svg:x="22.47mm" svg:y="61.56mm">
            <loext:p draw:notify-on-update-of-ranges="'11-05_RANDOM'.C4:'11-05_RANDOM'.C12 '11-05_RANDOM'.D3:'11-05_RANDOM'.D3 '11-05_RANDOM'.D4:'11-05_RANDOM'.D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.6" calcext:value-type="float">
            <text:p>6,6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3" calcext:value-type="float">
            <text:p>3,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.6" calcext:value-type="float">
            <text:p>9,6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1.45454545454545" calcext:value-type="float">
            <text:p>1,4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,5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1.61458333333333" calcext:value-type="float">
            <text:p>1,6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8.2" calcext:value-type="float">
            <text:p>18,2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1.1741935483871" calcext:value-type="float">
            <text:p>1,1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3.4" calcext:value-type="float">
            <text:p>83,4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4.58241758241758" calcext:value-type="float">
            <text:p>4,5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03.6" calcext:value-type="float">
            <text:p>203,6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2.44124700239808" calcext:value-type="float">
            <text:p>2,4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CIRCLE" table:style-name="ta1">
        <table:shapes>
          <draw:frame draw:z-index="0" draw:style-name="gr1" draw:text-style-name="P1" svg:width="159.99mm" svg:height="89.99mm" svg:x="22.47mm" svg:y="61.56mm">
            <loext:p draw:notify-on-update-of-ranges="'11-05_CIRCLE'.C4:'11-05_CIRCLE'.C12 '11-05_CIRCLE'.D3:'11-05_CIRCLE'.D3 '11-05_CIRCLE'.D4:'11-05_CIRCLE'.D1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,13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7" calcext:value-type="float">
            <text:p>0,47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2.35" calcext:value-type="float">
            <text:p>2,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13" calcext:value-type="float">
            <text:p>2,13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4.53191489361702" calcext:value-type="float">
            <text:p>4,5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33" calcext:value-type="float">
            <text:p>6,33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2.97183098591549" calcext:value-type="float">
            <text:p>2,9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9.27" calcext:value-type="float">
            <text:p>39,27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6.20379146919431" calcext:value-type="float">
            <text:p>6,2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22.07" calcext:value-type="float">
            <text:p>622,07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5.8408454290807" calcext:value-type="float">
            <text:p>15,84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550.07" calcext:value-type="float">
            <text:p>3550,07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5.70686578680856" calcext:value-type="float">
            <text:p>5,71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LINE_IN_LINE" table:style-name="ta1">
        <table:shapes>
          <draw:frame draw:z-index="0" draw:style-name="gr1" draw:text-style-name="P1" svg:width="159.99mm" svg:height="89.99mm" svg:x="22.47mm" svg:y="61.56mm">
            <loext:p draw:notify-on-update-of-ranges="'11-05_LINE_IN_LINE'.C4:'11-05_LINE_IN_LINE'.C12 '11-05_LINE_IN_LINE'.D3:'11-05_LINE_IN_LINE'.D3 '11-05_LINE_IN_LINE'.D4:'11-05_LINE_IN_LINE'.D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1.85714285714286" calcext:value-type="float">
            <text:p>1,8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,4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4.15384615384615" calcext:value-type="float">
            <text:p>4,1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5.4" calcext:value-type="float">
            <text:p>35,4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6.55555555555555" calcext:value-type="float">
            <text:p>6,5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80.3" calcext:value-type="float">
            <text:p>580,3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6.3926553672316" calcext:value-type="float">
            <text:p>16,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151.2" calcext:value-type="float">
            <text:p>5151,2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8.87678786834396" calcext:value-type="float">
            <text:p>8,88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IN_TRIANGLE" table:style-name="ta1">
        <table:shapes>
          <draw:frame draw:z-index="0" draw:style-name="gr1" draw:text-style-name="P1" svg:width="159.99mm" svg:height="89.99mm" svg:x="22.47mm" svg:y="61.56mm">
            <loext:p draw:notify-on-update-of-ranges="'11-05_IN_TRIANGLE'.C4:'11-05_IN_TRIANGLE'.C12 '11-05_IN_TRIANGLE'.D3:'11-05_IN_TRIANGLE'.D3 '11-05_IN_TRIANGLE'.D4:'11-05_IN_TRIANGLE'.D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1.3" calcext:value-type="float">
            <text:p>1,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3.84615384615385" calcext:value-type="float">
            <text:p>3,8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.4" calcext:value-type="float">
            <text:p>8,4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1.68" calcext:value-type="float">
            <text:p>1,6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9" calcext:value-type="float">
            <text:p>17,9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2.13095238095238" calcext:value-type="float">
            <text:p>2,1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.9" calcext:value-type="float">
            <text:p>74,9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4.18435754189944" calcext:value-type="float">
            <text:p>4,1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10.8" calcext:value-type="float">
            <text:p>310,8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4.14953271028037" calcext:value-type="float">
            <text:p>4,15</text:p>
          </table:table-cell>
          <table:table-cell table:style-name="ce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/>
          <table:table-cell/>
        </table:table-row>
      </table:table>
      <table:table table:name="12-05_RANDOM" table:style-name="ta1">
        <table:shapes>
          <draw:frame draw:z-index="0" draw:style-name="gr1" draw:text-style-name="P1" svg:width="159.99mm" svg:height="89.99mm" svg:x="22.47mm" svg:y="61.56mm">
            <loext:p draw:notify-on-update-of-ranges="'12-05_RANDOM'.C4:'12-05_RANDOM'.C12 '12-05_RANDOM'.D3:'12-05_RANDOM'.D3 '12-05_RANDOM'.D4:'12-05_RANDOM'.D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1" calcext:value-type="float">
            <text:p>4,1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1.24242424242424" calcext:value-type="float">
            <text:p>1,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.2" calcext:value-type="float">
            <text:p>7,2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1.75609756097561" calcext:value-type="float">
            <text:p>1,7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1.25" calcext:value-type="float">
            <text:p>1,2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1.11111111111111" calcext:value-type="float">
            <text:p>1,1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0.8" calcext:value-type="float">
            <text:p>50,8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5.08" calcext:value-type="float">
            <text:p>5,0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4.2" calcext:value-type="float">
            <text:p>104,2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2.0511811023622" calcext:value-type="float">
            <text:p>2,05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2-05_CIRCLE" table:style-name="ta1">
        <table:shapes>
          <draw:frame draw:z-index="0" draw:style-name="gr1" draw:text-style-name="P1" svg:width="159.99mm" svg:height="89.99mm" svg:x="22.47mm" svg:y="61.56mm">
            <loext:p draw:notify-on-update-of-ranges="'12-05_CIRCLE'.C4:'12-05_CIRCLE'.C12 '12-05_CIRCLE'.D3:'12-05_CIRCLE'.D3 '12-05_CIRCLE'.D4:'12-05_CIRCLE'.D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5" calcext:value-type="float">
            <text:p>5,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,9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1.96" calcext:value-type="float">
            <text:p>1,9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.9" calcext:value-type="float">
            <text:p>20,9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4.26530612244898" calcext:value-type="float">
            <text:p>4,2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40.8" calcext:value-type="float">
            <text:p>240,8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1.5215311004785" calcext:value-type="float">
            <text:p>11,5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97.5" calcext:value-type="float">
            <text:p>1397,5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5.80357142857143" calcext:value-type="float">
            <text:p>5,8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7-05_RANDOM" table:style-name="ta1">
        <table:shapes>
          <draw:frame draw:z-index="0" draw:style-name="gr1" draw:text-style-name="P1" svg:width="159.99mm" svg:height="89.99mm" svg:x="22.47mm" svg:y="61.56mm">
            <loext:p draw:notify-on-update-of-ranges="'17-05_RANDOM'.C4:'17-05_RANDOM'.C12 '17-05_RANDOM'.D3:'17-05_RANDOM'.D3 '17-05_RANDOM'.D4:'17-05_RANDOM'.D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,19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9" calcext:value-type="float">
            <text:p>0,29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1.52631578947368" calcext:value-type="float">
            <text:p>1,53</text:p>
          </table:table-cell>
          <table:table-cell/>
          <table:table-cell table:formula="of:=[.H7]/[.G7]" office:value-type="float" office:value="0.586579784693868" calcext:value-type="float">
            <text:p>0,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,64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2.20689655172414" calcext:value-type="float">
            <text:p>2,21</text:p>
          </table:table-cell>
          <table:table-cell table:style-name="ce2"/>
          <table:table-cell table:formula="of:=[.H8]/[.G8]" office:value-type="float" office:value="0.675995127351911" calcext:value-type="float">
            <text:p>0,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27" calcext:value-type="float">
            <text:p>1,27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1.984375" calcext:value-type="float">
            <text:p>1,98</text:p>
          </table:table-cell>
          <table:table-cell table:style-name="ce2"/>
          <table:table-cell table:formula="of:=[.H9]/[.G9]" office:value-type="float" office:value="0.842848400588572" calcext:value-type="float">
            <text:p>0,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87" calcext:value-type="float">
            <text:p>1,87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1.47244094488189" calcext:value-type="float">
            <text:p>1,47</text:p>
          </table:table-cell>
          <table:table-cell table:style-name="ce2"/>
          <table:table-cell table:formula="of:=[.H10]/[.G10]" office:value-type="float" office:value="0.639905150152988" calcext:value-type="float">
            <text:p>0,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.53" calcext:value-type="float">
            <text:p>7,53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4.02673796791444" calcext:value-type="float">
            <text:p>4,03</text:p>
          </table:table-cell>
          <table:table-cell table:style-name="ce2"/>
          <table:table-cell table:formula="of:=[.H11]/[.G11]" office:value-type="float" office:value="1.37321197849023" calcext:value-type="float">
            <text:p>1,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.87" calcext:value-type="float">
            <text:p>22,87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3.03718459495352" calcext:value-type="float">
            <text:p>3,04</text:p>
          </table:table-cell>
          <table:table-cell table:style-name="ce2"/>
          <table:table-cell table:formula="of:=[.H12]/[.G12]" office:value-type="float" office:value="1.3662116865685" calcext:value-type="float">
            <text:p>1,37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2])" office:value-type="float" office:value="0.914125354641012" calcext:value-type="float">
            <text:p>0,91</text:p>
          </table:table-cell>
          <table:table-cell office:value-type="string" calcext:value-type="string">
            <text:p>*N</text:p>
          </table:table-cell>
        </table:table-row>
      </table:table>
      <table:table table:name="17-05_CIRCLE" table:style-name="ta1">
        <table:shapes>
          <draw:frame draw:z-index="0" draw:style-name="gr1" draw:text-style-name="P1" svg:width="159.99mm" svg:height="89.99mm" svg:x="22.47mm" svg:y="61.56mm">
            <loext:p draw:notify-on-update-of-ranges="'17-05_CIRCLE'.C4:'17-05_CIRCLE'.C12 '17-05_CIRCLE'.D3:'17-05_CIRCLE'.D3 '17-05_CIRCLE'.D4:'17-05_CIRCLE'.D1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2" calcext:value-type="float">
            <text:p>0,12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3" calcext:value-type="float">
            <text:p>3,00</text:p>
          </table:table-cell>
          <table:table-cell/>
          <table:table-cell table:formula="of:=[.H7]/[.G7]" office:value-type="float" office:value="0.75" calcext:value-type="float">
            <text:p>0,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5.83333333333333" calcext:value-type="float">
            <text:p>5,83</text:p>
          </table:table-cell>
          <table:table-cell table:style-name="ce2"/>
          <table:table-cell table:formula="of:=[.H8]/[.G8]" office:value-type="float" office:value="0.933333333333333" calcext:value-type="float">
            <text:p>0,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7" calcext:value-type="float">
            <text:p>3,27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4.67142857142857" calcext:value-type="float">
            <text:p>4,67</text:p>
          </table:table-cell>
          <table:table-cell table:style-name="ce2"/>
          <table:table-cell table:formula="of:=[.H9]/[.G9]" office:value-type="float" office:value="1.16785714285714" calcext:value-type="float">
            <text:p>1,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23" calcext:value-type="float">
            <text:p>17,23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5.26911314984709" calcext:value-type="float">
            <text:p>5,27</text:p>
          </table:table-cell>
          <table:table-cell table:style-name="ce2"/>
          <table:table-cell table:formula="of:=[.H10]/[.G10]" office:value-type="float" office:value="1.31727828746177" calcext:value-type="float">
            <text:p>1,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2.39" calcext:value-type="float">
            <text:p>192,39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1.165989553105" calcext:value-type="float">
            <text:p>11,17</text:p>
          </table:table-cell>
          <table:table-cell table:style-name="ce2"/>
          <table:table-cell table:formula="of:=[.H11]/[.G11]" office:value-type="float" office:value="1.78655832849681" calcext:value-type="float">
            <text:p>1,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66.71" calcext:value-type="float">
            <text:p>1366,71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7.10385155153594" calcext:value-type="float">
            <text:p>7,10</text:p>
          </table:table-cell>
          <table:table-cell table:style-name="ce2"/>
          <table:table-cell table:formula="of:=[.H12]/[.G12]" office:value-type="float" office:value="1.77596288788399" calcext:value-type="float">
            <text:p>1,7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2])" office:value-type="float" office:value="1.28849833000551" calcext:value-type="float">
            <text:p>1,29</text:p>
          </table:table-cell>
          <table:table-cell office:value-type="string" calcext:value-type="string">
            <text:p>*N^2</text:p>
          </table:table-cell>
        </table:table-row>
      </table:table>
      <table:table table:name="19-05_RANDOM" table:style-name="ta1">
        <table:shapes>
          <draw:frame draw:z-index="0" draw:style-name="gr1" draw:text-style-name="P1" svg:width="159.99mm" svg:height="89.99mm" svg:x="14.94mm" svg:y="60.5mm">
            <loext:p draw:notify-on-update-of-ranges="'19-05_RANDOM'.C4:'19-05_RANDOM'.C13 '19-05_RANDOM'.D3:'19-05_RANDOM'.D3 '19-05_RANDOM'.D4:'19-05_RANDOM'.D1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1.3" calcext:value-type="float">
            <text:p>1,30</text:p>
          </table:table-cell>
          <table:table-cell/>
          <table:table-cell table:formula="of:=[.H7]/[.G7]" office:value-type="float" office:value="0.499604161446157" calcext:value-type="float">
            <text:p>0,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6" calcext:value-type="float">
            <text:p>1,6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1.23076923076923" calcext:value-type="float">
            <text:p>1,23</text:p>
          </table:table-cell>
          <table:table-cell table:style-name="ce2"/>
          <table:table-cell table:formula="of:=[.H8]/[.G8]" office:value-type="float" office:value="0.376997282561643" calcext:value-type="float">
            <text:p>0,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1.875" calcext:value-type="float">
            <text:p>1,88</text:p>
          </table:table-cell>
          <table:table-cell table:style-name="ce2"/>
          <table:table-cell table:formula="of:=[.H9]/[.G9]" office:value-type="float" office:value="0.796392189532509" calcext:value-type="float">
            <text:p>0,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1.5" calcext:value-type="float">
            <text:p>1,50</text:p>
          </table:table-cell>
          <table:table-cell table:style-name="ce2"/>
          <table:table-cell table:formula="of:=[.H10]/[.G10]" office:value-type="float" office:value="0.651881984514141" calcext:value-type="float">
            <text:p>0,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0.5" calcext:value-type="float">
            <text:p>10,5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2.33333333333333" calcext:value-type="float">
            <text:p>2,33</text:p>
          </table:table-cell>
          <table:table-cell table:style-name="ce2"/>
          <table:table-cell table:formula="of:=[.H11]/[.G11]" office:value-type="float" office:value="0.795721327952066" calcext:value-type="float">
            <text:p>0,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6.3" calcext:value-type="float">
            <text:p>26,3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2.5047619047619" calcext:value-type="float">
            <text:p>2,50</text:p>
          </table:table-cell>
          <table:table-cell table:style-name="ce2"/>
          <table:table-cell table:formula="of:=[.H12]/[.G12]" office:value-type="float" office:value="1.12671287482599" calcext:value-type="float">
            <text:p>1,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68.5" calcext:value-type="float">
            <text:p>68,5</text:p>
          </table:table-cell>
          <table:table-cell/>
          <table:table-cell table:formula="of:=[.C13]*LOG([.C13])" office:value-type="float" office:value="6602.05999132796" calcext:value-type="float">
            <text:p>6602,1</text:p>
          </table:table-cell>
          <table:table-cell table:style-name="ce1" table:formula="of:=[.F13]/[.F12]" office:value-type="float" office:value="2.20068666377599" calcext:value-type="float">
            <text:p>2,20</text:p>
          </table:table-cell>
          <table:table-cell table:style-name="ce1" table:formula="of:=[.D13]/[.D12]" office:value-type="float" office:value="2.60456273764259" calcext:value-type="float">
            <text:p>2,60</text:p>
          </table:table-cell>
          <table:table-cell table:style-name="ce2"/>
          <table:table-cell table:formula="of:=[.H13]/[.G13]" office:value-type="float" office:value="1.18352275247291" calcext:value-type="float">
            <text:p>1,1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0.775833224757916" calcext:value-type="float">
            <text:p>0,78</text:p>
          </table:table-cell>
          <table:table-cell office:value-type="string" calcext:value-type="string">
            <text:p>*N</text:p>
          </table:table-cell>
        </table:table-row>
      </table:table>
      <table:table table:name="19-05_CIRCLE" table:style-name="ta1">
        <table:shapes>
          <draw:frame draw:z-index="0" draw:style-name="gr1" draw:text-style-name="P1" svg:width="159.99mm" svg:height="89.99mm" svg:x="16.34mm" svg:y="60.23mm">
            <loext:p draw:notify-on-update-of-ranges="'19-05_CIRCLE'.C4:'19-05_CIRCLE'.C12 '19-05_CIRCLE'.D3:'19-05_CIRCLE'.D3 '19-05_CIRCLE'.D4:'19-05_CIRCLE'.D1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117.63mm" svg:height="82.35mm" svg:x="186.75mm" svg:y="68.79mm">
            <loext:p draw:notify-on-update-of-ranges="'19-05_CIRCLE'.M8:'19-05_CIRCLE'.M13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1.5" calcext:value-type="float">
            <text:p>1,50</text:p>
          </table:table-cell>
          <table:table-cell/>
          <table:table-cell table:formula="of:=[.H7]/[.G7]" office:value-type="float" office:value="0.375" calcext:value-type="float">
            <text:p>0,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3.33333333333333" calcext:value-type="float">
            <text:p>3,33</text:p>
          </table:table-cell>
          <table:table-cell table:style-name="ce2"/>
          <table:table-cell table:formula="of:=[.H8]/[.G8]" office:value-type="float" office:value="0.533333333333333" calcext:value-type="float">
            <text:p>0,53</text:p>
          </table:table-cell>
          <table:table-cell/>
          <table:table-cell table:formula="of:=[.C8]^2/[.C5]^2" office:value-type="float" office:value="100" calcext:value-type="float">
            <text:p>100</text:p>
          </table:table-cell>
          <table:table-cell table:style-name="ce1" table:formula="of:=[.D8]/[.D5]" office:value-type="float" office:value="10" calcext:value-type="float">
            <text:p>10,00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.8" calcext:value-type="float">
            <text:p>2,8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2.8" calcext:value-type="float">
            <text:p>2,80</text:p>
          </table:table-cell>
          <table:table-cell table:style-name="ce2"/>
          <table:table-cell table:formula="of:=[.H9]/[.G9]" office:value-type="float" office:value="0.7" calcext:value-type="float">
            <text:p>0,70</text:p>
          </table:table-cell>
          <table:table-cell/>
          <table:table-cell table:formula="of:=[.C9]^2/[.C6]^2" office:value-type="float" office:value="100" calcext:value-type="float">
            <text:p>100</text:p>
          </table:table-cell>
          <table:table-cell table:style-name="ce1" table:formula="of:=[.D9]/[.D6]" office:value-type="float" office:value="14" calcext:value-type="float">
            <text:p>14,00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.2" calcext:value-type="float">
            <text:p>7,2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2.57142857142857" calcext:value-type="float">
            <text:p>2,57</text:p>
          </table:table-cell>
          <table:table-cell table:style-name="ce2"/>
          <table:table-cell table:formula="of:=[.H10]/[.G10]" office:value-type="float" office:value="0.642857142857143" calcext:value-type="float">
            <text:p>0,64</text:p>
          </table:table-cell>
          <table:table-cell/>
          <table:table-cell table:formula="of:=[.C10]^2/[.C7]^2" office:value-type="float" office:value="100" calcext:value-type="float">
            <text:p>100</text:p>
          </table:table-cell>
          <table:table-cell table:style-name="ce1" table:formula="of:=[.D10]/[.D7]" office:value-type="float" office:value="24" calcext:value-type="float">
            <text:p>24,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9.8" calcext:value-type="float">
            <text:p>69,8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9.69444444444444" calcext:value-type="float">
            <text:p>9,69</text:p>
          </table:table-cell>
          <table:table-cell table:style-name="ce2"/>
          <table:table-cell table:formula="of:=[.H11]/[.G11]" office:value-type="float" office:value="1.55111111111111" calcext:value-type="float">
            <text:p>1,55</text:p>
          </table:table-cell>
          <table:table-cell/>
          <table:table-cell table:formula="of:=[.C11]^2/[.C8]^2" office:value-type="float" office:value="100" calcext:value-type="float">
            <text:p>100</text:p>
          </table:table-cell>
          <table:table-cell table:style-name="ce1" table:formula="of:=[.D11]/[.D8]" office:value-type="float" office:value="69.8" calcext:value-type="float">
            <text:p>69,80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76.1" calcext:value-type="float">
            <text:p>576,1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8.25358166189112" calcext:value-type="float">
            <text:p>8,25</text:p>
          </table:table-cell>
          <table:table-cell table:style-name="ce2"/>
          <table:table-cell table:formula="of:=[.H12]/[.G12]" office:value-type="float" office:value="2.06339541547278" calcext:value-type="float">
            <text:p>2,06</text:p>
          </table:table-cell>
          <table:table-cell/>
          <table:table-cell table:formula="of:=[.C12]^2/[.C9]^2" office:value-type="float" office:value="100" calcext:value-type="float">
            <text:p>100</text:p>
          </table:table-cell>
          <table:table-cell table:style-name="ce1" table:formula="of:=[.D12]/[.D9]" office:value-type="float" office:value="205.75" calcext:value-type="float">
            <text:p>205,75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357.1" calcext:value-type="float">
            <text:p>3357,1</text:p>
          </table:table-cell>
          <table:table-cell/>
          <table:table-cell table:formula="of:=[.C13]^2" office:value-type="float" office:value="4000000" calcext:value-type="float">
            <text:p>4000000,0</text:p>
          </table:table-cell>
          <table:table-cell table:style-name="ce1" table:formula="of:=[.F13]/[.F12]" office:value-type="float" office:value="4" calcext:value-type="float">
            <text:p>4,00</text:p>
          </table:table-cell>
          <table:table-cell table:style-name="ce1" table:formula="of:=[.D13]/[.D12]" office:value-type="float" office:value="5.82728692935254" calcext:value-type="float">
            <text:p>5,83</text:p>
          </table:table-cell>
          <table:table-cell table:style-name="ce2"/>
          <table:table-cell table:formula="of:=[.H13]/[.G13]" office:value-type="float" office:value="1.45682173233814" calcext:value-type="float">
            <text:p>1,46</text:p>
          </table:table-cell>
          <table:table-cell/>
          <table:table-cell table:formula="of:=[.C13]^2/[.C10]^2" office:value-type="float" office:value="100" calcext:value-type="float">
            <text:p>100</text:p>
          </table:table-cell>
          <table:table-cell table:style-name="ce1" table:formula="of:=[.D13]/[.D10]" office:value-type="float" office:value="466.263888888889" calcext:value-type="float">
            <text:p>466,2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1.04607410501607" calcext:value-type="float">
            <text:p>1,05</text:p>
          </table:table-cell>
          <table:table-cell office:value-type="string" calcext:value-type="string">
            <text:p>*N^2</text:p>
          </table:table-cell>
          <table:table-cell table:number-columns-repeated="2"/>
        </table:table-row>
      </table:table>
      <table:table table:name="28_08_16_CIRCLE_2" table:style-name="ta1">
        <table:shapes>
          <draw:frame draw:z-index="0" draw:style-name="gr1" draw:text-style-name="P1" svg:width="159.99mm" svg:height="89.99mm" svg:x="16.34mm" svg:y="60.23mm">
            <loext:p draw:notify-on-update-of-ranges="28_08_16_CIRCLE_2.C4:28_08_16_CIRCLE_2.C12 28_08_16_CIRCLE_2.D3:28_08_16_CIRCLE_2.D3 28_08_16_CIRCLE_2.D4:28_08_16_CIRCLE_2.D1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117.63mm" svg:height="82.35mm" svg:x="186.75mm" svg:y="68.79mm">
            <loext:p draw:notify-on-update-of-ranges="28_08_16_CIRCLE_2.M8:28_08_16_CIRCLE_2.M13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,26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9" calcext:value-type="float">
            <text:p>0,19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1" calcext:value-type="float">
            <text:p>0,31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1.72222222222222" calcext:value-type="float">
            <text:p>1,72</text:p>
          </table:table-cell>
          <table:table-cell/>
          <table:table-cell table:formula="of:=[.H7]/[.G7]" office:value-type="float" office:value="0.430555555555556" calcext:value-type="float">
            <text:p>0,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3" calcext:value-type="float">
            <text:p>0,63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2.03225806451613" calcext:value-type="float">
            <text:p>2,03</text:p>
          </table:table-cell>
          <table:table-cell table:style-name="ce2"/>
          <table:table-cell table:formula="of:=[.H8]/[.G8]" office:value-type="float" office:value="0.325161290322581" calcext:value-type="float">
            <text:p>0,33</text:p>
          </table:table-cell>
          <table:table-cell/>
          <table:table-cell table:formula="of:=[.C8]^2/[.C5]^2" office:value-type="float" office:value="100" calcext:value-type="float">
            <text:p>100</text:p>
          </table:table-cell>
          <table:table-cell table:style-name="ce1" table:formula="of:=[.D8]/[.D5]" office:value-type="float" office:value="3.31578947368421" calcext:value-type="float">
            <text:p>3,32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1.58730158730159" calcext:value-type="float">
            <text:p>1,59</text:p>
          </table:table-cell>
          <table:table-cell table:style-name="ce2"/>
          <table:table-cell table:formula="of:=[.H9]/[.G9]" office:value-type="float" office:value="0.396825396825397" calcext:value-type="float">
            <text:p>0,40</text:p>
          </table:table-cell>
          <table:table-cell/>
          <table:table-cell table:formula="of:=[.C9]^2/[.C6]^2" office:value-type="float" office:value="100" calcext:value-type="float">
            <text:p>100</text:p>
          </table:table-cell>
          <table:table-cell table:style-name="ce1" table:formula="of:=[.D9]/[.D6]" office:value-type="float" office:value="5.55555555555556" calcext:value-type="float">
            <text:p>5,56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21" calcext:value-type="float">
            <text:p>1,21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1.21" calcext:value-type="float">
            <text:p>1,21</text:p>
          </table:table-cell>
          <table:table-cell table:style-name="ce2"/>
          <table:table-cell table:formula="of:=[.H10]/[.G10]" office:value-type="float" office:value="0.3025" calcext:value-type="float">
            <text:p>0,30</text:p>
          </table:table-cell>
          <table:table-cell/>
          <table:table-cell table:formula="of:=[.C10]^2/[.C7]^2" office:value-type="float" office:value="100" calcext:value-type="float">
            <text:p>100</text:p>
          </table:table-cell>
          <table:table-cell table:style-name="ce1" table:formula="of:=[.D10]/[.D7]" office:value-type="float" office:value="3.90322580645161" calcext:value-type="float">
            <text:p>3,9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.26" calcext:value-type="float">
            <text:p>4,26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3.52066115702479" calcext:value-type="float">
            <text:p>3,52</text:p>
          </table:table-cell>
          <table:table-cell table:style-name="ce2"/>
          <table:table-cell table:formula="of:=[.H11]/[.G11]" office:value-type="float" office:value="0.563305785123967" calcext:value-type="float">
            <text:p>0,56</text:p>
          </table:table-cell>
          <table:table-cell/>
          <table:table-cell table:formula="of:=[.C11]^2/[.C8]^2" office:value-type="float" office:value="100" calcext:value-type="float">
            <text:p>100</text:p>
          </table:table-cell>
          <table:table-cell table:style-name="ce1" table:formula="of:=[.D11]/[.D8]" office:value-type="float" office:value="6.76190476190476" calcext:value-type="float">
            <text:p>6,76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.49" calcext:value-type="float">
            <text:p>4,49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1.05399061032864" calcext:value-type="float">
            <text:p>1,05</text:p>
          </table:table-cell>
          <table:table-cell table:style-name="ce2"/>
          <table:table-cell table:formula="of:=[.H12]/[.G12]" office:value-type="float" office:value="0.26349765258216" calcext:value-type="float">
            <text:p>0,26</text:p>
          </table:table-cell>
          <table:table-cell/>
          <table:table-cell table:formula="of:=[.C12]^2/[.C9]^2" office:value-type="float" office:value="100" calcext:value-type="float">
            <text:p>100</text:p>
          </table:table-cell>
          <table:table-cell table:style-name="ce1" table:formula="of:=[.D12]/[.D9]" office:value-type="float" office:value="4.49" calcext:value-type="float">
            <text:p>4,49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2.63" calcext:value-type="float">
            <text:p>12,63</text:p>
          </table:table-cell>
          <table:table-cell/>
          <table:table-cell table:formula="of:=[.C13]^2" office:value-type="float" office:value="4000000" calcext:value-type="float">
            <text:p>4000000,0</text:p>
          </table:table-cell>
          <table:table-cell table:style-name="ce1" table:formula="of:=[.F13]/[.F12]" office:value-type="float" office:value="4" calcext:value-type="float">
            <text:p>4,00</text:p>
          </table:table-cell>
          <table:table-cell table:style-name="ce1" table:formula="of:=[.D13]/[.D12]" office:value-type="float" office:value="2.81291759465479" calcext:value-type="float">
            <text:p>2,81</text:p>
          </table:table-cell>
          <table:table-cell table:style-name="ce2"/>
          <table:table-cell table:formula="of:=[.H13]/[.G13]" office:value-type="float" office:value="0.703229398663697" calcext:value-type="float">
            <text:p>0,70</text:p>
          </table:table-cell>
          <table:table-cell/>
          <table:table-cell table:formula="of:=[.C13]^2/[.C10]^2" office:value-type="float" office:value="100" calcext:value-type="float">
            <text:p>100</text:p>
          </table:table-cell>
          <table:table-cell table:style-name="ce1" table:formula="of:=[.D13]/[.D10]" office:value-type="float" office:value="10.4380165289256" calcext:value-type="float">
            <text:p>10,4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0.42643929701048" calcext:value-type="float">
            <text:p>0,43</text:p>
          </table:table-cell>
          <table:table-cell office:value-type="string" calcext:value-type="string">
            <text:p>*N^2</text:p>
          </table:table-cell>
          <table:table-cell table:number-columns-repeated="2"/>
        </table:table-row>
      </table:table>
      <table:table table:name="02-09_RANDOM" table:style-name="ta1">
        <table:shapes>
          <draw:frame draw:z-index="0" draw:style-name="gr1" draw:text-style-name="P1" svg:width="159.99mm" svg:height="89.99mm" svg:x="12.15mm" svg:y="87.58mm">
            <loext:p draw:notify-on-update-of-ranges="'02-09_RANDOM'.C4:'02-09_RANDOM'.C13 '02-09_RANDOM'.D3:'02-09_RANDOM'.D3 '02-09_RANDOM'.D4:'02-09_RANDOM'.D13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table:style-name="Default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21" calcext:value-type="float">
            <text:p>0,021</text:p>
          </table:table-cell>
          <table:table-cell/>
          <table:table-cell table:formula="of:=[.C4]" office:value-type="float" office:value="3" calcext:value-type="float">
            <text:p>3,0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38" calcext:value-type="float">
            <text:p>0,038</text:p>
          </table:table-cell>
          <table:table-cell/>
          <table:table-cell table:formula="of:=[.C5]" office:value-type="float" office:value="5" calcext:value-type="float">
            <text:p>5,0</text:p>
          </table:table-cell>
          <table:table-cell table:formula="of:=[.F5]/[.F4]" office:value-type="float" office:value="1.66666666666667" calcext:value-type="float">
            <text:p>1,67</text:p>
          </table:table-cell>
          <table:table-cell table:formula="of:=[.D5]/[.D4]" office:value-type="float" office:value="1.80952380952381" calcext:value-type="float">
            <text:p>1,81</text:p>
          </table:table-cell>
          <table:table-cell/>
          <table:table-cell table:formula="of:=[.H5]/[.G5]" office:value-type="float" office:value="1.08571428571429" calcext:value-type="float">
            <text:p>1,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61" calcext:value-type="float">
            <text:p>0,061</text:p>
          </table:table-cell>
          <table:table-cell/>
          <table:table-cell table:formula="of:=[.C6]" office:value-type="float" office:value="10" calcext:value-type="float">
            <text:p>10,0</text:p>
          </table:table-cell>
          <table:table-cell table:formula="of:=[.F6]/[.F5]" office:value-type="float" office:value="2" calcext:value-type="float">
            <text:p>2,00</text:p>
          </table:table-cell>
          <table:table-cell table:formula="of:=[.D6]/[.D5]" office:value-type="float" office:value="1.60526315789474" calcext:value-type="float">
            <text:p>1,61</text:p>
          </table:table-cell>
          <table:table-cell/>
          <table:table-cell table:formula="of:=[.H6]/[.G6]" office:value-type="float" office:value="0.802631578947369" calcext:value-type="float">
            <text:p>0,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05" calcext:value-type="float">
            <text:p>0,105</text:p>
          </table:table-cell>
          <table:table-cell/>
          <table:table-cell table:formula="of:=[.C7]" office:value-type="float" office:value="20" calcext:value-type="float">
            <text:p>20,0</text:p>
          </table:table-cell>
          <table:table-cell table:formula="of:=[.F7]/[.F6]" office:value-type="float" office:value="2" calcext:value-type="float">
            <text:p>2,00</text:p>
          </table:table-cell>
          <table:table-cell table:formula="of:=[.D7]/[.D6]" office:value-type="float" office:value="1.72131147540984" calcext:value-type="float">
            <text:p>1,72</text:p>
          </table:table-cell>
          <table:table-cell/>
          <table:table-cell table:formula="of:=[.H7]/[.G7]" office:value-type="float" office:value="0.860655737704918" calcext:value-type="float">
            <text:p>0,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225" calcext:value-type="float">
            <text:p>0,225</text:p>
          </table:table-cell>
          <table:table-cell/>
          <table:table-cell table:formula="of:=[.C8]" office:value-type="float" office:value="50" calcext:value-type="float">
            <text:p>50,0</text:p>
          </table:table-cell>
          <table:table-cell table:formula="of:=[.F8]/[.F7]" office:value-type="float" office:value="2.5" calcext:value-type="float">
            <text:p>2,50</text:p>
          </table:table-cell>
          <table:table-cell table:formula="of:=[.D8]/[.D7]" office:value-type="float" office:value="2.14285714285714" calcext:value-type="float">
            <text:p>2,14</text:p>
          </table:table-cell>
          <table:table-cell table:style-name="ce2"/>
          <table:table-cell table:formula="of:=[.H8]/[.G8]" office:value-type="float" office:value="0.857142857142857" calcext:value-type="float">
            <text:p>0,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471" calcext:value-type="float">
            <text:p>0,471</text:p>
          </table:table-cell>
          <table:table-cell/>
          <table:table-cell table:formula="of:=[.C9]" office:value-type="float" office:value="100" calcext:value-type="float">
            <text:p>100,0</text:p>
          </table:table-cell>
          <table:table-cell table:formula="of:=[.F9]/[.F8]" office:value-type="float" office:value="2" calcext:value-type="float">
            <text:p>2,00</text:p>
          </table:table-cell>
          <table:table-cell table:formula="of:=[.D9]/[.D8]" office:value-type="float" office:value="2.09333333333333" calcext:value-type="float">
            <text:p>2,09</text:p>
          </table:table-cell>
          <table:table-cell table:style-name="ce2"/>
          <table:table-cell table:formula="of:=[.H9]/[.G9]" office:value-type="float" office:value="1.04666666666667" calcext:value-type="float">
            <text:p>1,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934" calcext:value-type="float">
            <text:p>0,934</text:p>
          </table:table-cell>
          <table:table-cell/>
          <table:table-cell table:formula="of:=[.C10]" office:value-type="float" office:value="200" calcext:value-type="float">
            <text:p>200,0</text:p>
          </table:table-cell>
          <table:table-cell table:formula="of:=[.F10]/[.F9]" office:value-type="float" office:value="2" calcext:value-type="float">
            <text:p>2,00</text:p>
          </table:table-cell>
          <table:table-cell table:formula="of:=[.D10]/[.D9]" office:value-type="float" office:value="1.98301486199575" calcext:value-type="float">
            <text:p>1,98</text:p>
          </table:table-cell>
          <table:table-cell table:style-name="ce2"/>
          <table:table-cell table:formula="of:=[.H10]/[.G10]" office:value-type="float" office:value="0.991507430997877" calcext:value-type="float">
            <text:p>0,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.41" calcext:value-type="float">
            <text:p>2,41</text:p>
          </table:table-cell>
          <table:table-cell/>
          <table:table-cell table:formula="of:=[.C11]" office:value-type="float" office:value="500" calcext:value-type="float">
            <text:p>500,0</text:p>
          </table:table-cell>
          <table:table-cell table:formula="of:=[.F11]/[.F10]" office:value-type="float" office:value="2.5" calcext:value-type="float">
            <text:p>2,50</text:p>
          </table:table-cell>
          <table:table-cell table:formula="of:=[.D11]/[.D10]" office:value-type="float" office:value="2.58029978586724" calcext:value-type="float">
            <text:p>2,58</text:p>
          </table:table-cell>
          <table:table-cell table:style-name="ce2"/>
          <table:table-cell table:formula="of:=[.H11]/[.G11]" office:value-type="float" office:value="1.0321199143469" calcext:value-type="float">
            <text:p>1,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.301" calcext:value-type="float">
            <text:p>5,301</text:p>
          </table:table-cell>
          <table:table-cell/>
          <table:table-cell table:formula="of:=[.C12]" office:value-type="float" office:value="1000" calcext:value-type="float">
            <text:p>1000,0</text:p>
          </table:table-cell>
          <table:table-cell table:formula="of:=[.F12]/[.F11]" office:value-type="float" office:value="2" calcext:value-type="float">
            <text:p>2,00</text:p>
          </table:table-cell>
          <table:table-cell table:formula="of:=[.D12]/[.D11]" office:value-type="float" office:value="2.19958506224066" calcext:value-type="float">
            <text:p>2,20</text:p>
          </table:table-cell>
          <table:table-cell table:style-name="ce2"/>
          <table:table-cell table:formula="of:=[.H12]/[.G12]" office:value-type="float" office:value="1.09979253112033" calcext:value-type="float">
            <text:p>1,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1.46" calcext:value-type="float">
            <text:p>11,46</text:p>
          </table:table-cell>
          <table:table-cell/>
          <table:table-cell table:formula="of:=[.C13]" office:value-type="float" office:value="2000" calcext:value-type="float">
            <text:p>2000,0</text:p>
          </table:table-cell>
          <table:table-cell table:formula="of:=[.F13]/[.F12]" office:value-type="float" office:value="2" calcext:value-type="float">
            <text:p>2,00</text:p>
          </table:table-cell>
          <table:table-cell table:formula="of:=[.D13]/[.D12]" office:value-type="float" office:value="2.16185625353707" calcext:value-type="float">
            <text:p>2,16</text:p>
          </table:table-cell>
          <table:table-cell table:style-name="ce2"/>
          <table:table-cell table:formula="of:=[.H13]/[.G13]" office:value-type="float" office:value="1.08092812676853" calcext:value-type="float">
            <text:p>1,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36.777" calcext:value-type="float">
            <text:p>36,777</text:p>
          </table:table-cell>
          <table:table-cell/>
          <table:table-cell table:formula="of:=[.C14]" office:value-type="float" office:value="5000" calcext:value-type="float">
            <text:p>5000,0</text:p>
          </table:table-cell>
          <table:table-cell table:formula="of:=[.F14]/[.F13]" office:value-type="float" office:value="2.5" calcext:value-type="float">
            <text:p>2,50</text:p>
          </table:table-cell>
          <table:table-cell table:formula="of:=[.D14]/[.D13]" office:value-type="float" office:value="3.20916230366492" calcext:value-type="float">
            <text:p>3,21</text:p>
          </table:table-cell>
          <table:table-cell/>
          <table:table-cell table:formula="of:=[.H14]/[.G14]" office:value-type="float" office:value="1.28366492146597" calcext:value-type="float">
            <text:p>1,28</text:p>
          </table:table-cell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AVERAGE</text:p>
          </table:table-cell>
          <table:table-cell table:formula="of:=AVERAGE([.J5:.J14])" office:value-type="float" office:value="1.01408240508757" calcext:value-type="float">
            <text:p>1,01</text:p>
          </table:table-cell>
          <table:table-cell office:value-type="string" calcext:value-type="string">
            <text:p>*N</text:p>
          </table:table-cell>
        </table:table-row>
      </table:table>
      <table:table table:name="Sheet17" table:style-name="ta1">
        <table:shapes>
          <draw:frame draw:z-index="0" draw:style-name="gr2" draw:text-style-name="P1" svg:width="183.51mm" svg:height="107.89mm" svg:x="5.19mm" svg:y="75.39mm">
            <loext:p draw:notify-on-update-of-ranges="Sheet17.A3:Sheet17.A14 Sheet17.B2:Sheet17.B2 Sheet17.B3:Sheet17.B14 Sheet17.A3:Sheet17.A14 Sheet17.C2:Sheet17.C2 Sheet17.C3:Sheet17.C14 Sheet17.A3:Sheet17.A14 Sheet17.D2:Sheet17.D2 Sheet17.D3:Sheet17.D14 Sheet17.A3:Sheet17.A14 Sheet17.E2:Sheet17.E2 Sheet17.E3:Sheet17.E14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Circle</text:p>
          </table:table-cell>
          <table:table-cell table:style-name="Default" office:value-type="string" calcext:value-type="string">
            <text:p>Line_in_line</text:p>
          </table:table-cell>
          <table:table-cell table:style-name="Default" office:value-type="string" calcext:value-type="string">
            <text:p>In_triangle</text:p>
          </table:table-cell>
          <table:table-cell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.065" calcext:value-type="float">
            <text:p>0,065</text:p>
          </table:table-cell>
          <table:table-cell table:style-name="Default" office:value-type="float" office:value="0.104" calcext:value-type="float">
            <text:p>0,104</text:p>
          </table:table-cell>
          <table:table-cell table:style-name="Default" office:value-type="float" office:value="0.08" calcext:value-type="float">
            <text:p>0,08</text:p>
          </table:table-cell>
          <table:table-cell table:style-name="Default" office:value-type="float" office:value="0.046" calcext:value-type="float">
            <text:p>0,04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437" calcext:value-type="float">
            <text:p>0,437</text:p>
          </table:table-cell>
          <table:table-cell table:style-name="Default" office:value-type="float" office:value="0.806" calcext:value-type="float">
            <text:p>0,806</text:p>
          </table:table-cell>
          <table:table-cell table:style-name="Default" office:value-type="float" office:value="0.626" calcext:value-type="float">
            <text:p>0,626</text:p>
          </table:table-cell>
          <table:table-cell table:style-name="Default" office:value-type="float" office:value="0.318" calcext:value-type="float">
            <text:p>0,31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float" office:value="4.744" calcext:value-type="float">
            <text:p>4,744</text:p>
          </table:table-cell>
          <table:table-cell table:style-name="Default" office:value-type="float" office:value="7.974" calcext:value-type="float">
            <text:p>7,974</text:p>
          </table:table-cell>
          <table:table-cell table:style-name="Default" office:value-type="float" office:value="2.53" calcext:value-type="float">
            <text:p>2,53</text:p>
          </table:table-cell>
          <table:table-cell table:style-name="Default" office:value-type="float" office:value="1.557" calcext:value-type="float">
            <text:p>1,557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5.091" calcext:value-type="float">
            <text:p>55,091</text:p>
          </table:table-cell>
          <table:table-cell office:value-type="float" office:value="201.117" calcext:value-type="float">
            <text:p>201,117</text:p>
          </table:table-cell>
          <table:table-cell office:value-type="float" office:value="3.17" calcext:value-type="float">
            <text:p>3,170</text:p>
          </table:table-cell>
          <table:table-cell office:value-type="float" office:value="2.196" calcext:value-type="float">
            <text:p>2,196</text:p>
          </table:table-cell>
          <table:table-cell table:number-columns-repeated="2"/>
        </table:table-row>
        <table:table-row table:style-name="ro1">
          <table:table-cell table:formula="of:=[.A6]+10000" office:value-type="float" office:value="20000" calcext:value-type="float">
            <text:p>20000</text:p>
          </table:table-cell>
          <table:table-cell office:value-type="float" office:value="120.496" calcext:value-type="float">
            <text:p>120,496</text:p>
          </table:table-cell>
          <table:table-cell office:value-type="float" office:value="397.493" calcext:value-type="float">
            <text:p>397,493</text:p>
          </table:table-cell>
          <table:table-cell office:value-type="float" office:value="3.671" calcext:value-type="float">
            <text:p>3,671</text:p>
          </table:table-cell>
          <table:table-cell office:value-type="float" office:value="2.759" calcext:value-type="float">
            <text:p>2,759</text:p>
          </table:table-cell>
          <table:table-cell table:number-columns-repeated="2"/>
        </table:table-row>
        <table:table-row table:style-name="ro1">
          <table:table-cell table:formula="of:=[.A7]+10000" office:value-type="float" office:value="30000" calcext:value-type="float">
            <text:p>30000</text:p>
          </table:table-cell>
          <table:table-cell office:value-type="float" office:value="182.443" calcext:value-type="float">
            <text:p>182,443</text:p>
          </table:table-cell>
          <table:table-cell office:value-type="float" office:value="599.424" calcext:value-type="float">
            <text:p>599,424</text:p>
          </table:table-cell>
          <table:table-cell office:value-type="float" office:value="4.335" calcext:value-type="float">
            <text:p>4,335</text:p>
          </table:table-cell>
          <table:table-cell office:value-type="float" office:value="3.517" calcext:value-type="float">
            <text:p>3,517</text:p>
          </table:table-cell>
          <table:table-cell table:number-columns-repeated="2"/>
        </table:table-row>
        <table:table-row table:style-name="ro1">
          <table:table-cell table:formula="of:=[.A8]+10000" office:value-type="float" office:value="40000" calcext:value-type="float">
            <text:p>40000</text:p>
          </table:table-cell>
          <table:table-cell office:value-type="float" office:value="269.808" calcext:value-type="float">
            <text:p>269,808</text:p>
          </table:table-cell>
          <table:table-cell office:value-type="float" office:value="863.022" calcext:value-type="float">
            <text:p>863,022</text:p>
          </table:table-cell>
          <table:table-cell office:value-type="float" office:value="4.958" calcext:value-type="float">
            <text:p>4,958</text:p>
          </table:table-cell>
          <table:table-cell office:value-type="float" office:value="4.057" calcext:value-type="float">
            <text:p>4,057</text:p>
          </table:table-cell>
          <table:table-cell table:number-columns-repeated="2"/>
        </table:table-row>
        <table:table-row table:style-name="ro1">
          <table:table-cell table:formula="of:=[.A9]+10000" office:value-type="float" office:value="50000" calcext:value-type="float">
            <text:p>50000</text:p>
          </table:table-cell>
          <table:table-cell office:value-type="float" office:value="354.092" calcext:value-type="float">
            <text:p>354,092</text:p>
          </table:table-cell>
          <table:table-cell office:value-type="float" office:value="1066.332" calcext:value-type="float">
            <text:p>1066,332</text:p>
          </table:table-cell>
          <table:table-cell office:value-type="float" office:value="5.581" calcext:value-type="float">
            <text:p>5,581</text:p>
          </table:table-cell>
          <table:table-cell office:value-type="float" office:value="4.4643" calcext:value-type="float">
            <text:p>4,464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WORK COMP" table:style-name="ta1">
        <table:shapes>
          <draw:frame draw:z-index="0" draw:style-name="gr2" draw:text-style-name="P1" svg:width="183.51mm" svg:height="107.89mm" svg:x="5.19mm" svg:y="75.39mm">
            <loext:p draw:notify-on-update-of-ranges="'WORK COMP'.A3:'WORK COMP'.A14 'WORK COMP'.B2:'WORK COMP'.B2 'WORK COMP'.B3:'WORK COMP'.B14 'WORK COMP'.A3:'WORK COMP'.A14 'WORK COMP'.C2:'WORK COMP'.C2 'WORK COMP'.C3:'WORK COMP'.C14 'WORK COMP'.A3:'WORK COMP'.A14 'WORK COMP'.D2:'WORK COMP'.D2 'WORK COMP'.D3:'WORK COMP'.D14 'WORK COMP'.A3:'WORK COMP'.A14 'WORK COMP'.E2:'WORK COMP'.E2 'WORK COMP'.E3:'WORK COMP'.E14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Circle</text:p>
          </table:table-cell>
          <table:table-cell table:style-name="Default" office:value-type="string" calcext:value-type="string">
            <text:p>Line_in_line</text:p>
          </table:table-cell>
          <table:table-cell table:style-name="Default" office:value-type="string" calcext:value-type="string">
            <text:p>In_triangle</text:p>
          </table:table-cell>
          <table:table-cell/>
          <table:table-cell table:style-name="Default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866" calcext:value-type="float">
            <text:p>866</text:p>
          </table:table-cell>
          <table:table-cell table:style-name="Default" office:value-type="float" office:value="3.7" calcext:value-type="float">
            <text:p>3,7</text:p>
          </table:table-cell>
          <table:table-cell table:style-name="Default" office:value-type="float" office:value="3.2" calcext:value-type="float">
            <text:p>3,2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Default" office:value-type="float" office:value="598" calcext:value-type="float">
            <text:p>598</text:p>
          </table:table-cell>
          <table:table-cell table:style-name="Default" office:value-type="float" office:value="1750" calcext:value-type="float">
            <text:p>1750</text:p>
          </table:table-cell>
          <table:table-cell table:style-name="Default" office:value-type="float" office:value="6.1" calcext:value-type="float">
            <text:p>6,1</text:p>
          </table:table-cell>
          <table:table-cell table:style-name="Default" office:value-type="float" office:value="5.6" calcext:value-type="float">
            <text:p>5,6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style-name="Default" office:value-type="float" office:value="1511" calcext:value-type="float">
            <text:p>1511</text:p>
          </table:table-cell>
          <table:table-cell table:style-name="Default" office:value-type="float" office:value="3622" calcext:value-type="float">
            <text:p>362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.8" calcext:value-type="float">
            <text:p>10,8</text:p>
          </table:table-cell>
          <table:table-cell table:number-columns-repeated="2"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style-name="Default" office:value-type="float" office:value="4535" calcext:value-type="float">
            <text:p>4535</text:p>
          </table:table-cell>
          <table:table-cell table:style-name="Default" office:value-type="float" office:value="8932" calcext:value-type="float">
            <text:p>893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0"/>
    </number:number-style>
    <number:number-style style:name="N124">
      <number:number number:decimal-places="0" loext:min-decimal-places="0" number:min-integer-digits="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.00.0000</text:date>, <text:time style:data-style-name="N2" text:time-value="10:05:43.4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2:34:47.688894249</meta:creation-date>
    <dc:date>2016-09-09T10:08:43.411000000</dc:date>
    <meta:editing-duration>PT3H31M8S</meta:editing-duration>
    <meta:editing-cycles>25</meta:editing-cycles>
    <meta:generator>LibreOffice/5.1.1.3$Windows_x86 LibreOffice_project/89f508ef3ecebd2cfb8e1def0f0ba9a803b88a6d</meta:generator>
    <meta:document-statistic meta:table-count="18" meta:cell-count="892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6-05'.C4:'06-05'.D12 '06-05'.D3:'06-05'.D3" chart:data-source-has-labels="row" svg:x="0.32cm" svg:y="0.18cm" svg:width="13.275cm" svg:height="8.64cm">
          <chartooo:coordinate-region svg:x="1.312cm" svg:y="0.379cm" svg:width="11.7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6-05'.D4:'06-05'.D12" chart:label-cell-address="'06-05'.D3:'06-05'.D3" chart:class="chart:scatter">
            <chart:domain table:cell-range-address="'06-05'.C4:'06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6-05'.D3:'06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6-05'.C4:'06-05'.C12</svg:desc>
                </draw:g>
              </table:table-cell>
              <table:table-cell office:value-type="float" office:value="0">
                <text:p>0</text:p>
                <draw:g>
                  <svg:desc>'06-05'.D4:'06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5628">
                <text:p>15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2-05_CIRCLE'.C4:'12-05_CIRCLE'.D12 '12-05_CIRCLE'.D3:'12-05_CIRCLE'.D3" chart:data-source-has-labels="row" svg:x="0.32cm" svg:y="0.18cm" svg:width="13.275cm" svg:height="8.64cm">
          <chartooo:coordinate-region svg:x="1.127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CIRCLE'.D4:'12-05_CIRCLE'.D12" chart:label-cell-address="'12-05_CIRCLE'.D3:'12-05_CIRCLE'.D3" chart:class="chart:scatter">
            <chart:domain table:cell-range-address="'12-05_CIRCLE'.C4:'12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CIRCLE'.D3:'12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CIRCLE'.C4:'12-05_CIRCLE'.C12</svg:desc>
                </draw:g>
              </table:table-cell>
              <table:table-cell office:value-type="float" office:value="0.1">
                <text:p>0.1</text:p>
                <draw:g>
                  <svg:desc>'12-05_CIRCLE'.D4:'12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40.8">
                <text:p>24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97.5">
                <text:p>1397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7-05_RANDOM'.C4:'17-05_RANDOM'.D12 '17-05_RANDOM'.D3:'17-05_RANDOM'.D3" chart:data-source-has-labels="row" svg:x="0.32cm" svg:y="0.18cm" svg:width="13.275cm" svg:height="8.64cm">
          <chartooo:coordinate-region svg:x="0.941cm" svg:y="0.379cm" svg:width="12.2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7-05_RANDOM'.D4:'17-05_RANDOM'.D12" chart:label-cell-address="'17-05_RANDOM'.D3:'17-05_RANDOM'.D3" chart:class="chart:scatter">
            <chart:domain table:cell-range-address="'17-05_RANDOM'.C4:'1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7-05_RANDOM'.D3:'1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7-05_RANDOM'.C4:'17-05_RANDOM'.C12</svg:desc>
                </draw:g>
              </table:table-cell>
              <table:table-cell office:value-type="float" office:value="0.05">
                <text:p>0.05</text:p>
                <draw:g>
                  <svg:desc>'17-05_RANDOM'.D4:'1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.87">
                <text:p>22.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7-05_CIRCLE'.C4:'17-05_CIRCLE'.D12 '17-05_CIRCLE'.D3:'17-05_CIRCLE'.D3" chart:data-source-has-labels="row" svg:x="0.32cm" svg:y="0.18cm" svg:width="13.275cm" svg:height="8.64cm">
          <chartooo:coordinate-region svg:x="1.127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7-05_CIRCLE'.D4:'17-05_CIRCLE'.D12" chart:label-cell-address="'17-05_CIRCLE'.D3:'17-05_CIRCLE'.D3" chart:class="chart:scatter">
            <chart:domain table:cell-range-address="'17-05_CIRCLE'.C4:'1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7-05_CIRCLE'.D3:'1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7-05_CIRCLE'.C4:'17-05_CIRCLE'.C12</svg:desc>
                </draw:g>
              </table:table-cell>
              <table:table-cell office:value-type="float" office:value="0.001">
                <text:p>0.001</text:p>
                <draw:g>
                  <svg:desc>'17-05_CIRCLE'.D4:'1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23">
                <text:p>17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2.39">
                <text:p>192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66.71">
                <text:p>1366.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9-05_RANDOM'.C4:'19-05_RANDOM'.D13 '19-05_RANDOM'.D3:'19-05_RANDOM'.D3" chart:data-source-has-labels="row" svg:x="0.32cm" svg:y="0.18cm" svg:width="13.275cm" svg:height="8.64cm">
          <chartooo:coordinate-region svg:x="0.941cm" svg:y="0.379cm" svg:width="12.2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9-05_RANDOM'.D4:'19-05_RANDOM'.D13" chart:label-cell-address="'19-05_RANDOM'.D3:'19-05_RANDOM'.D3" chart:class="chart:scatter">
            <chart:domain table:cell-range-address="'19-05_RANDOM'.C4:'19-05_RANDOM'.C1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9-05_RANDOM'.D3:'19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9-05_RANDOM'.C4:'19-05_RANDOM'.C13</svg:desc>
                </draw:g>
              </table:table-cell>
              <table:table-cell office:value-type="float" office:value="0.7">
                <text:p>0.7</text:p>
                <draw:g>
                  <svg:desc>'19-05_RANDOM'.D4:'19-05_RANDOM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68.5">
                <text:p>68.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9-05_CIRCLE'.C4:'19-05_CIRCLE'.D12 '19-05_CIRCLE'.D3:'19-05_CIRCLE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9-05_CIRCLE'.D4:'19-05_CIRCLE'.D12" chart:label-cell-address="'19-05_CIRCLE'.D3:'19-05_CIRCLE'.D3" chart:class="chart:scatter">
            <chart:domain table:cell-range-address="'19-05_CIRCLE'.C4:'19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9-05_CIRCLE'.D3:'19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9-05_CIRCLE'.C4:'19-05_CIRCLE'.C12</svg:desc>
                </draw:g>
              </table:table-cell>
              <table:table-cell office:value-type="float" office:value="0.001">
                <text:p>0.001</text:p>
                <draw:g>
                  <svg:desc>'19-05_CIRCLE'.D4:'19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76.1">
                <text:p>576.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64cm" svg:height="8.236cm" xlink:href=".." xlink:type="simple" chart:class="chart:bar" chart:style-name="ch1">
        <chart:legend chart:legend-position="end" svg:x="9.448cm" svg:y="3.819cm" style:legend-expansion="high" chart:style-name="ch2"/>
        <chart:plot-area chart:style-name="ch3" table:cell-range-address="'19-05_CIRCLE'.M8:'19-05_CIRCLE'.M13" svg:x="0.235cm" svg:y="0.164cm" svg:width="8.978cm" svg:height="7.908cm">
          <chartooo:coordinate-region svg:x="1.518cm" svg:y="0.363cm" svg:width="7.695cm" svg:height="7.0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9-05_CIRCLE'.M8:'19-05_CIRCLE'.M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19-05_CIRCLE'.M8:'19-05_CIRCLE'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.75">
                <text:p>205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6.263888888889">
                <text:p>466.26388888888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28_08_16_CIRCLE_2.C4:28_08_16_CIRCLE_2.D12 28_08_16_CIRCLE_2.D3:28_08_16_CIRCLE_2.D3" chart:data-source-has-labels="row" svg:x="0.32cm" svg:y="0.18cm" svg:width="13.275cm" svg:height="8.64cm">
          <chartooo:coordinate-region svg:x="1.047cm" svg:y="0.379cm" svg:width="12.1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8_08_16_CIRCLE_2.D4:28_08_16_CIRCLE_2.D12" chart:label-cell-address="28_08_16_CIRCLE_2.D3:28_08_16_CIRCLE_2.D3" chart:class="chart:scatter">
            <chart:domain table:cell-range-address="28_08_16_CIRCLE_2.C4:28_08_16_CIRCLE_2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28_08_16_CIRCLE_2.D3:28_08_16_CIRCLE_2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28_08_16_CIRCLE_2.C4:28_08_16_CIRCLE_2.C12</svg:desc>
                </draw:g>
              </table:table-cell>
              <table:table-cell office:value-type="float" office:value="0.26">
                <text:p>0.26</text:p>
                <draw:g>
                  <svg:desc>28_08_16_CIRCLE_2.D4:28_08_16_CIRCLE_2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.49">
                <text:p>4.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64cm" svg:height="8.236cm" xlink:href=".." xlink:type="simple" chart:class="chart:bar" chart:style-name="ch1">
        <chart:legend chart:legend-position="end" svg:x="9.448cm" svg:y="3.819cm" style:legend-expansion="high" chart:style-name="ch2"/>
        <chart:plot-area chart:style-name="ch3" table:cell-range-address="28_08_16_CIRCLE_2.M8:28_08_16_CIRCLE_2.M13" svg:x="0.235cm" svg:y="0.164cm" svg:width="8.978cm" svg:height="7.908cm">
          <chartooo:coordinate-region svg:x="1.333cm" svg:y="0.364cm" svg:width="7.88cm" svg:height="7.0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8_08_16_CIRCLE_2.M8:28_08_16_CIRCLE_2.M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1578947368421">
                <text:p>3.31578947368421</text:p>
                <draw:g>
                  <svg:desc>28_08_16_CIRCLE_2.M8:28_08_16_CIRCLE_2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0322580645161">
                <text:p>3.90322580645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6190476190476">
                <text:p>6.76190476190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380165289256">
                <text:p>10.438016528925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2-09_RANDOM'.C4:'02-09_RANDOM'.D13 '02-09_RANDOM'.D3:'02-09_RANDOM'.D3" chart:data-source-has-labels="row" svg:x="0.32cm" svg:y="0.18cm" svg:width="13.275cm" svg:height="8.64cm">
          <chartooo:coordinate-region svg:x="0.756cm" svg:y="0.379cm" svg:width="12.2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2-09_RANDOM'.D4:'02-09_RANDOM'.D13" chart:label-cell-address="'02-09_RANDOM'.D3:'02-09_RANDOM'.D3" chart:class="chart:scatter">
            <chart:domain table:cell-range-address="'02-09_RANDOM'.C4:'02-09_RANDOM'.C1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2-09_RANDOM'.D3:'02-09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2-09_RANDOM'.C4:'02-09_RANDOM'.C13</svg:desc>
                </draw:g>
              </table:table-cell>
              <table:table-cell office:value-type="float" office:value="0.021">
                <text:p>0.021</text:p>
                <draw:g>
                  <svg:desc>'02-09_RANDOM'.D4:'02-09_RANDOM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.301">
                <text:p>5.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1.46">
                <text:p>11.4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decimal-places="3" loext:min-decimal-places="3" number:min-integer-digits="1"/>
    </number:number-style>
    <number:number-style style:name="N124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ejaVu Sans Mono'" style:font-style-name="Book" style:font-family-generic="modern" style:font-pitch="fixe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DejaVu Sans Mono'" style:font-style-name="Bold" style:font-family-generic="modern" style:font-pitch="fixed" fo:font-size="9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6" style:family="chart" style:data-style-name="N124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9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19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52cm" svg:height="10.79cm" xlink:href=".." xlink:type="simple" chart:class="chart:scatter" chart:style-name="ch1">
        <chart:title svg:x="4.866cm" svg:y="0.351cm" chart:style-name="ch2">
          <text:p>Performance with different cases</text:p>
        </chart:title>
        <chart:legend chart:legend-position="end" svg:x="14.809cm" svg:y="4.403cm" style:legend-expansion="high" chart:style-name="ch3"/>
        <chart:plot-area chart:style-name="ch4" table:cell-range-address="Sheet17.A3:Sheet17.E14 Sheet17.B2:Sheet17.E2" chart:data-source-has-labels="row" svg:x="0.367cm" svg:y="1.323cm" svg:width="14.075cm" svg:height="9.252cm">
          <chartooo:coordinate-region svg:x="1.174cm" svg:y="1.497cm" svg:width="12.618cm" svg:height="8.48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7.B3:Sheet17.B14" chart:label-cell-address="Sheet17.B2:Sheet17.B2" chart:class="chart:scatter">
            <chart:domain table:cell-range-address="Sheet17.A3:Sheet17.A14"/>
            <chart:data-point chart:repeated="12"/>
          </chart:series>
          <chart:series chart:style-name="ch9" chart:values-cell-range-address="Sheet17.C3:Sheet17.C14" chart:label-cell-address="Sheet17.C2:Sheet17.C2" chart:class="chart:scatter">
            <chart:data-point chart:repeated="12"/>
          </chart:series>
          <chart:series chart:style-name="ch10" chart:values-cell-range-address="Sheet17.D3:Sheet17.D14" chart:label-cell-address="Sheet17.D2:Sheet17.D2" chart:class="chart:scatter">
            <chart:data-point chart:repeated="12"/>
          </chart:series>
          <chart:series chart:style-name="ch11" chart:values-cell-range-address="Sheet17.E3:Sheet17.E14" chart:label-cell-address="Sheet17.E2:Sheet17.E2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7.B2:Sheet17.B2</svg:desc>
                </draw:g>
              </table:table-cell>
              <table:table-cell office:value-type="string">
                <text:p>Circle</text:p>
                <draw:g>
                  <svg:desc>Sheet17.C2:Sheet17.C2</svg:desc>
                </draw:g>
              </table:table-cell>
              <table:table-cell office:value-type="string">
                <text:p>Line_in_line</text:p>
                <draw:g>
                  <svg:desc>Sheet17.D2:Sheet17.D2</svg:desc>
                </draw:g>
              </table:table-cell>
              <table:table-cell office:value-type="string">
                <text:p>In_triangle</text:p>
                <draw:g>
                  <svg:desc>Sheet17.E2:Sheet17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7.A3:Sheet17.A14</svg:desc>
                </draw:g>
              </table:table-cell>
              <table:table-cell office:value-type="float" office:value="0.065">
                <text:p>0.065</text:p>
                <draw:g>
                  <svg:desc>Sheet17.B3:Sheet17.B14</svg:desc>
                </draw:g>
              </table:table-cell>
              <table:table-cell office:value-type="float" office:value="0.104">
                <text:p>0.104</text:p>
                <draw:g>
                  <svg:desc>Sheet17.C3:Sheet17.C14</svg:desc>
                </draw:g>
              </table:table-cell>
              <table:table-cell office:value-type="float" office:value="0.08">
                <text:p>0.08</text:p>
                <draw:g>
                  <svg:desc>Sheet17.D3:Sheet17.D14</svg:desc>
                </draw:g>
              </table:table-cell>
              <table:table-cell office:value-type="float" office:value="0.046">
                <text:p>0.046</text:p>
                <draw:g>
                  <svg:desc>Sheet17.E3:Sheet17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437">
                <text:p>0.437</text:p>
              </table:table-cell>
              <table:table-cell office:value-type="float" office:value="0.806">
                <text:p>0.806</text:p>
              </table:table-cell>
              <table:table-cell office:value-type="float" office:value="0.626">
                <text:p>0.626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4.744">
                <text:p>4.744</text:p>
              </table:table-cell>
              <table:table-cell office:value-type="float" office:value="7.974">
                <text:p>7.974</text:p>
              </table:table-cell>
              <table:table-cell office:value-type="float" office:value="2.53">
                <text:p>2.53</text:p>
              </table:table-cell>
              <table:table-cell office:value-type="float" office:value="1.557">
                <text:p>1.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55.091">
                <text:p>55.091</text:p>
              </table:table-cell>
              <table:table-cell office:value-type="float" office:value="201.117">
                <text:p>201.117</text:p>
              </table:table-cell>
              <table:table-cell office:value-type="float" office:value="3.17">
                <text:p>3.17</text:p>
              </table:table-cell>
              <table:table-cell office:value-type="float" office:value="2.196">
                <text:p>2.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20.496">
                <text:p>120.496</text:p>
              </table:table-cell>
              <table:table-cell office:value-type="float" office:value="397.493">
                <text:p>397.493</text:p>
              </table:table-cell>
              <table:table-cell office:value-type="float" office:value="3.671">
                <text:p>3.671</text:p>
              </table:table-cell>
              <table:table-cell office:value-type="float" office:value="2.759">
                <text:p>2.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182.443">
                <text:p>182.443</text:p>
              </table:table-cell>
              <table:table-cell office:value-type="float" office:value="599.424">
                <text:p>599.424</text:p>
              </table:table-cell>
              <table:table-cell office:value-type="float" office:value="4.335">
                <text:p>4.335</text:p>
              </table:table-cell>
              <table:table-cell office:value-type="float" office:value="3.517">
                <text:p>3.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">
                <text:p>40000</text:p>
              </table:table-cell>
              <table:table-cell office:value-type="float" office:value="269.808">
                <text:p>269.808</text:p>
              </table:table-cell>
              <table:table-cell office:value-type="float" office:value="863.022">
                <text:p>863.022</text:p>
              </table:table-cell>
              <table:table-cell office:value-type="float" office:value="4.958">
                <text:p>4.958</text:p>
              </table:table-cell>
              <table:table-cell office:value-type="float" office:value="4.057">
                <text:p>4.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354.092">
                <text:p>354.092</text:p>
              </table:table-cell>
              <table:table-cell office:value-type="float" office:value="1066.332">
                <text:p>1066.332</text:p>
              </table:table-cell>
              <table:table-cell office:value-type="float" office:value="5.581">
                <text:p>5.581</text:p>
              </table:table-cell>
              <table:table-cell office:value-type="float" office:value="4.4643">
                <text:p>4.4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7-05'.C4:'07-05'.D12 '07-05'.D3:'07-05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'.D4:'07-05'.D12" chart:label-cell-address="'07-05'.D3:'07-05'.D3" chart:class="chart:scatter">
            <chart:domain table:cell-range-address="'07-05'.C4:'07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'.D3:'07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'.C4:'07-05'.C12</svg:desc>
                </draw:g>
              </table:table-cell>
              <table:table-cell office:value-type="float" office:value="0">
                <text:p>0</text:p>
                <draw:g>
                  <svg:desc>'07-05'.D4:'07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568">
                <text:p>45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decimal-places="3" loext:min-decimal-places="3" number:min-integer-digits="1"/>
    </number:number-style>
    <number:number-style style:name="N124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ejaVu Sans Mono'" style:font-style-name="Book" style:font-family-generic="modern" style:font-pitch="fixe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DejaVu Sans Mono'" style:font-style-name="Bold" style:font-family-generic="modern" style:font-pitch="fixed" fo:font-size="9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6" style:family="chart" style:data-style-name="N124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9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19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52cm" svg:height="10.79cm" xlink:href=".." xlink:type="simple" chart:class="chart:scatter" chart:style-name="ch1">
        <chart:title svg:x="4.866cm" svg:y="0.351cm" chart:style-name="ch2">
          <text:p>Performance with different cases</text:p>
        </chart:title>
        <chart:legend chart:legend-position="end" svg:x="14.809cm" svg:y="4.403cm" style:legend-expansion="high" chart:style-name="ch3"/>
        <chart:plot-area chart:style-name="ch4" table:cell-range-address="'WORK COMP'.A3:'WORK COMP'.E14 'WORK COMP'.B2:'WORK COMP'.E2" chart:data-source-has-labels="row" svg:x="0.367cm" svg:y="1.323cm" svg:width="14.075cm" svg:height="9.252cm">
          <chartooo:coordinate-region svg:x="1.544cm" svg:y="1.496cm" svg:width="12.248cm" svg:height="8.4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WORK COMP'.B3:'WORK COMP'.B14" chart:label-cell-address="'WORK COMP'.B2:'WORK COMP'.B2" chart:class="chart:scatter">
            <chart:domain table:cell-range-address="'WORK COMP'.A3:'WORK COMP'.A14"/>
            <chart:data-point chart:repeated="12"/>
          </chart:series>
          <chart:series chart:style-name="ch9" chart:values-cell-range-address="'WORK COMP'.C3:'WORK COMP'.C14" chart:label-cell-address="'WORK COMP'.C2:'WORK COMP'.C2" chart:class="chart:scatter">
            <chart:data-point chart:repeated="12"/>
          </chart:series>
          <chart:series chart:style-name="ch10" chart:values-cell-range-address="'WORK COMP'.D3:'WORK COMP'.D14" chart:label-cell-address="'WORK COMP'.D2:'WORK COMP'.D2" chart:class="chart:scatter">
            <chart:data-point chart:repeated="12"/>
          </chart:series>
          <chart:series chart:style-name="ch11" chart:values-cell-range-address="'WORK COMP'.E3:'WORK COMP'.E14" chart:label-cell-address="'WORK COMP'.E2:'WORK COMP'.E2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'WORK COMP'.B2:'WORK COMP'.B2</svg:desc>
                </draw:g>
              </table:table-cell>
              <table:table-cell office:value-type="string">
                <text:p>Circle</text:p>
                <draw:g>
                  <svg:desc>'WORK COMP'.C2:'WORK COMP'.C2</svg:desc>
                </draw:g>
              </table:table-cell>
              <table:table-cell office:value-type="string">
                <text:p>Line_in_line</text:p>
                <draw:g>
                  <svg:desc>'WORK COMP'.D2:'WORK COMP'.D2</svg:desc>
                </draw:g>
              </table:table-cell>
              <table:table-cell office:value-type="string">
                <text:p>In_triangle</text:p>
                <draw:g>
                  <svg:desc>'WORK COMP'.E2:'WORK COMP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WORK COMP'.A3:'WORK COMP'.A14</svg:desc>
                </draw:g>
              </table:table-cell>
              <table:table-cell office:value-type="float" office:value="245">
                <text:p>245</text:p>
                <draw:g>
                  <svg:desc>'WORK COMP'.B3:'WORK COMP'.B14</svg:desc>
                </draw:g>
              </table:table-cell>
              <table:table-cell office:value-type="float" office:value="866">
                <text:p>866</text:p>
                <draw:g>
                  <svg:desc>'WORK COMP'.C3:'WORK COMP'.C14</svg:desc>
                </draw:g>
              </table:table-cell>
              <table:table-cell office:value-type="float" office:value="3.7">
                <text:p>3.7</text:p>
                <draw:g>
                  <svg:desc>'WORK COMP'.D3:'WORK COMP'.D14</svg:desc>
                </draw:g>
              </table:table-cell>
              <table:table-cell office:value-type="float" office:value="3.2">
                <text:p>3.2</text:p>
                <draw:g>
                  <svg:desc>'WORK COMP'.E3:'WORK COMP'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598">
                <text:p>598</text:p>
              </table:table-cell>
              <table:table-cell office:value-type="float" office:value="1750">
                <text:p>1750</text:p>
              </table:table-cell>
              <table:table-cell office:value-type="float" office:value="6.1">
                <text:p>6.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1511">
                <text:p>1511</text:p>
              </table:table-cell>
              <table:table-cell office:value-type="float" office:value="3622">
                <text:p>3622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4535">
                <text:p>4535</text:p>
              </table:table-cell>
              <table:table-cell office:value-type="float" office:value="8932">
                <text:p>8932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7-05_RANDOM'.C4:'07-05_RANDOM'.D12 '07-05_RANDOM'.D3:'07-05_RANDOM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RANDOM'.D4:'07-05_RANDOM'.D12" chart:label-cell-address="'07-05_RANDOM'.D3:'07-05_RANDOM'.D3" chart:class="chart:scatter">
            <chart:domain table:cell-range-address="'07-05_RANDOM'.C4:'0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RANDOM'.D3:'0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RANDOM'.C4:'07-05_RANDOM'.C12</svg:desc>
                </draw:g>
              </table:table-cell>
              <table:table-cell office:value-type="float" office:value="1.7">
                <text:p>1.7</text:p>
                <draw:g>
                  <svg:desc>'07-05_RANDOM'.D4:'0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7-05_CIRCLE'.C4:'07-05_CIRCLE'.D12 '07-05_CIRCLE'.D3:'07-05_CIRCLE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CIRCLE'.D4:'07-05_CIRCLE'.D12" chart:label-cell-address="'07-05_CIRCLE'.D3:'07-05_CIRCLE'.D3" chart:class="chart:scatter">
            <chart:domain table:cell-range-address="'07-05_CIRCLE'.C4:'0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CIRCLE'.D3:'0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CIRCLE'.C4:'07-05_CIRCLE'.C12</svg:desc>
                </draw:g>
              </table:table-cell>
              <table:table-cell office:value-type="float" office:value="0.1">
                <text:p>0.1</text:p>
                <draw:g>
                  <svg:desc>'07-05_CIRCLE'.D4:'0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46.5">
                <text:p>64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036.8">
                <text:p>4036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RANDOM'.C4:'11-05_RANDOM'.D12 '11-05_RANDOM'.D3:'11-05_RANDOM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RANDOM'.D4:'11-05_RANDOM'.D12" chart:label-cell-address="'11-05_RANDOM'.D3:'11-05_RANDOM'.D3" chart:class="chart:scatter">
            <chart:domain table:cell-range-address="'11-05_RANDOM'.C4:'11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RANDOM'.D3:'11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RANDOM'.C4:'11-05_RANDOM'.C12</svg:desc>
                </draw:g>
              </table:table-cell>
              <table:table-cell office:value-type="float" office:value="1.3">
                <text:p>1.3</text:p>
                <draw:g>
                  <svg:desc>'11-05_RANDOM'.D4:'11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03.6">
                <text:p>203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CIRCLE'.C4:'11-05_CIRCLE'.D12 '11-05_CIRCLE'.D3:'11-05_CIRCLE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CIRCLE'.D4:'11-05_CIRCLE'.D12" chart:label-cell-address="'11-05_CIRCLE'.D3:'11-05_CIRCLE'.D3" chart:class="chart:scatter">
            <chart:domain table:cell-range-address="'11-05_CIRCLE'.C4:'11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CIRCLE'.D3:'11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CIRCLE'.C4:'11-05_CIRCLE'.C12</svg:desc>
                </draw:g>
              </table:table-cell>
              <table:table-cell office:value-type="float" office:value="0">
                <text:p>0</text:p>
                <draw:g>
                  <svg:desc>'11-05_CIRCLE'.D4:'11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9.27">
                <text:p>39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22.07">
                <text:p>622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550.07">
                <text:p>3550.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LINE_IN_LINE'.C4:'11-05_LINE_IN_LINE'.D12 '11-05_LINE_IN_LINE'.D3:'11-05_LINE_IN_LINE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LINE_IN_LINE'.D4:'11-05_LINE_IN_LINE'.D12" chart:label-cell-address="'11-05_LINE_IN_LINE'.D3:'11-05_LINE_IN_LINE'.D3" chart:class="chart:scatter">
            <chart:domain table:cell-range-address="'11-05_LINE_IN_LINE'.C4:'11-05_LINE_IN_LIN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LINE_IN_LINE'.D3:'11-05_LINE_IN_LIN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LINE_IN_LINE'.C4:'11-05_LINE_IN_LINE'.C12</svg:desc>
                </draw:g>
              </table:table-cell>
              <table:table-cell office:value-type="float" office:value="0.1">
                <text:p>0.1</text:p>
                <draw:g>
                  <svg:desc>'11-05_LINE_IN_LINE'.D4:'11-05_LINE_IN_LIN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80.3">
                <text:p>5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151.2">
                <text:p>5151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IN_TRIANGLE'.C4:'11-05_IN_TRIANGLE'.D12 '11-05_IN_TRIANGLE'.D3:'11-05_IN_TRIANGLE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IN_TRIANGLE'.D4:'11-05_IN_TRIANGLE'.D12" chart:label-cell-address="'11-05_IN_TRIANGLE'.D3:'11-05_IN_TRIANGLE'.D3" chart:class="chart:scatter">
            <chart:domain table:cell-range-address="'11-05_IN_TRIANGLE'.C4:'11-05_IN_TRIANG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IN_TRIANGLE'.D3:'11-05_IN_TRIANG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IN_TRIANGLE'.C4:'11-05_IN_TRIANGLE'.C12</svg:desc>
                </draw:g>
              </table:table-cell>
              <table:table-cell office:value-type="float" office:value="0.1">
                <text:p>0.1</text:p>
                <draw:g>
                  <svg:desc>'11-05_IN_TRIANGLE'.D4:'11-05_IN_TRIANG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10.8">
                <text:p>310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2-05_RANDOM'.C4:'12-05_RANDOM'.D12 '12-05_RANDOM'.D3:'12-05_RANDOM'.D3" chart:data-source-has-labels="row" svg:x="0.32cm" svg:y="0.18cm" svg:width="13.275cm" svg:height="8.64cm">
          <chartooo:coordinate-region svg:x="0.941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RANDOM'.D4:'12-05_RANDOM'.D12" chart:label-cell-address="'12-05_RANDOM'.D3:'12-05_RANDOM'.D3" chart:class="chart:scatter">
            <chart:domain table:cell-range-address="'12-05_RANDOM'.C4:'12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RANDOM'.D3:'12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RANDOM'.C4:'12-05_RANDOM'.C12</svg:desc>
                </draw:g>
              </table:table-cell>
              <table:table-cell office:value-type="float" office:value="2">
                <text:p>2</text:p>
                <draw:g>
                  <svg:desc>'12-05_RANDOM'.D4:'12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04.2">
                <text:p>104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